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Triangle" draw:marker-start-width="0.254cm" draw:fill-color="#729fcf" draw:textarea-horizontal-align="justify" draw:textarea-vertical-align="top" draw:auto-grow-height="false" fo:min-height="11.407cm" fo:min-width="21.11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" draw:fill="solid" draw:textarea-vertical-align="middle" loext:decorative="false"/>
    </style:style>
    <style:style style:name="gr3" style:family="graphic" style:parent-style-name="standard">
      <style:graphic-properties svg:stroke-color="#000000" draw:fill-color="#ffffd7" draw:textarea-horizontal-align="justify" draw:textarea-vertical-align="top" draw:auto-grow-height="false" fo:min-height="1.274cm" fo:min-width="1.548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539cm" fo:min-width="1.43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 loext:decorative="false"/>
    </style:style>
    <style:style style:name="gr6" style:family="graphic" style:parent-style-name="standard">
      <style:graphic-properties svg:stroke-color="#000000" draw:fill-color="#ffffd7" draw:textarea-horizontal-align="justify" draw:textarea-vertical-align="middle" draw:auto-grow-height="false" fo:min-height="0.604cm" fo:min-width="1.408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856cm" fo:min-width="1.43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 loext:decorative="false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147cm" fo:min-width="2.802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" draw:fill="solid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1.659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05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d7" draw:textarea-horizontal-align="justify" draw:textarea-vertical-align="middle" draw:auto-grow-height="false" fo:min-height="0.766cm" fo:min-width="1.811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d7" draw:textarea-horizontal-align="justify" draw:textarea-vertical-align="top" draw:auto-grow-height="false" fo:min-height="2.444cm" fo:min-width="2.689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1.274cm" fo:min-width="2.421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47cm" fo:min-width="2.0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12cm" loext:decorative="false"/>
      <style:paragraph-properties style:writing-mode="lr-tb"/>
    </style:style>
    <style:style style:name="gr19" style:family="graphic" style:parent-style-name="standard">
      <style:graphic-properties draw:fill="solid" draw:fill-color="#ffff6d" draw:textarea-horizontal-align="justify" draw:textarea-vertical-align="middle" draw:auto-grow-height="false" fo:min-height="0.639cm" fo:min-width="0.897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start="Triangle" draw:fill="solid" draw:textarea-vertical-align="middle" loext:decorative="false"/>
    </style:style>
    <style:style style:name="gr21" style:family="graphic" style:parent-style-name="standard">
      <style:graphic-properties draw:fill="solid" draw:fill-color="#ffff6d" draw:textarea-horizontal-align="justify" draw:textarea-vertical-align="middle" draw:auto-grow-height="false" fo:min-height="0.639cm" fo:min-width="0.667cm" loext:decorative="false"/>
      <style:paragraph-properties style:writing-mode="lr-tb"/>
    </style:style>
    <style:style style:name="gr22" style:family="graphic" style:parent-style-name="objectwithoutfill">
      <style:graphic-properties svg:stroke-color="#000000" draw:marker-start="Triangle" draw:fill="solid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d7" draw:textarea-horizontal-align="justify" draw:textarea-vertical-align="top" draw:auto-grow-height="false" fo:min-height="2.879cm" fo:min-width="3.693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0.537cm" fo:min-width="3.252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0.888cm" fo:min-width="3.298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fffd7" draw:textarea-horizontal-align="justify" draw:textarea-vertical-align="top" draw:auto-grow-height="false" fo:min-height="1.528cm" fo:min-width="2.69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0.313cm" fo:min-width="1.898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0.313cm" fo:min-width="1.016cm" style:writing-mode="lr-tb" loext:decorative="false"/>
      <style:paragraph-properties style:writing-mode="lr-tb"/>
    </style:style>
    <style:style style:name="P1" style:family="paragraph">
      <style:paragraph-properties fo:text-align="end" style:writing-mode="lr-tb"/>
      <style:text-properties fo:font-size="19.7999992370605pt"/>
    </style:style>
    <style:style style:name="P2" style:family="paragraph">
      <loext:graphic-properties draw:fill-color="#729fcf"/>
      <style:paragraph-properties fo:text-align="end" style:writing-mode="lr-tb"/>
      <style:text-properties fo:font-size="19.7999992370605pt"/>
    </style:style>
    <style:style style:name="P3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5" style:family="paragraph">
      <loext:graphic-properties draw:fill-color="#ffffd7"/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5.3999996185303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5.3999996185303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solid" draw:fill-color="#ffff6d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text-properties fo:font-size="10pt"/>
    </style:style>
    <style:style style:name="P17" style:family="paragraph">
      <loext:graphic-properties draw:fill="solid" draw:fill-color="#ffff6d"/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18" style:family="paragraph">
      <style:paragraph-properties fo:text-align="center" style:writing-mode="lr-tb"/>
      <style:text-properties fo:color="#000000" loext:opacity="100%" fo:font-size="12pt" style:font-size-asian="14pt" style:font-size-complex="14pt"/>
    </style:style>
    <style:style style:name="P19" style:family="paragraph">
      <loext:graphic-properties draw:fill="solid" draw:fill-color="#ffff6d"/>
      <style:paragraph-properties fo:text-align="center" style:writing-mode="lr-tb"/>
      <style:text-properties fo:color="#000000" loext:opacity="100%" fo:font-size="12pt" style:font-size-asian="14pt" style:font-size-complex="14pt"/>
    </style:style>
    <style:style style:name="T1" style:family="text">
      <style:text-properties fo:font-size="19.7999992370605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10pt"/>
    </style:style>
    <style:style style:name="T9" style:family="text">
      <style:text-properties fo:color="#000000" loext:opacity="100%"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613cm" svg:height="11.657cm" svg:x="0.516cm" svg:y="3.24cm">
          <text:p text:style-name="P1"><text:span text:style-name="T1">Supervis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892cm" svg:y1="3.934cm" svg:x2="3.389cm" svg:y2="2.132cm" draw:start-shape="id1" draw:start-glue-point="0" draw:end-shape="id2" draw:end-glue-point="2" svg:d="M1892 3934l1497-1802" svg:viewBox="0 0 1498 1803">
          <text:p/>
        </draw:connector>
        <draw:custom-shape draw:style-name="gr3" draw:text-style-name="P5" xml:id="id6" draw:id="id6" draw:layer="layout" svg:width="2.048cm" svg:height="1.524cm" svg:x="5.791cm" svg:y="12.7cm">
          <text:p text:style-name="P4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38cm" svg:height="1.261cm" svg:x="5.846cm" svg:y="15.621cm">
          <text:p text:style-name="P6"><text:span text:style-name="T3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8" draw:layer="layout" draw:type="line" svg:x1="6.815cm" svg:y1="14.125cm" svg:x2="6.815cm" svg:y2="15.621cm" draw:start-shape="id3" draw:start-glue-point="2" draw:end-shape="id4" draw:end-glue-point="5" svg:d="M6815 14125v1496" svg:viewBox="0 0 1 1497">
          <text:p/>
        </draw:connector>
        <draw:custom-shape draw:style-name="gr6" draw:text-style-name="P5" xml:id="id5" draw:id="id5" draw:layer="layout" svg:width="1.908cm" svg:height="0.854cm" svg:x="3.406cm" svg:y="13.035cm">
          <text:p text:style-name="P4"><text:span text:style-name="T2">config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5.314cm" svg:y1="13.462cm" svg:x2="5.791cm" svg:y2="13.462cm" draw:start-shape="id5" draw:start-glue-point="1" draw:end-shape="id6" draw:end-glue-point="3" svg:d="M5314 13462h477" svg:viewBox="0 0 478 1">
          <text:p/>
        </draw:connector>
        <draw:custom-shape draw:style-name="gr7" draw:text-style-name="P7" xml:id="id7" draw:id="id7" draw:layer="layout" svg:width="1.937cm" svg:height="1.769cm" svg:x="3.392cm" svg:y="15.621cm">
          <text:p text:style-name="P6"><text:span text:style-name="T3">File</text:span></text:p>
          <text:p text:style-name="P6"><text:span text:style-name="T3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0" draw:layer="layout" draw:type="line" svg:x1="4.36cm" svg:y1="13.889cm" svg:x2="4.361cm" svg:y2="15.621cm" draw:start-shape="id5" draw:start-glue-point="2" draw:end-shape="id7" draw:end-glue-point="5" svg:d="M4360 13889l1 1732" svg:viewBox="0 0 2 1733">
          <text:p text:style-name="P9"><text:span text:style-name="T4"/></text:p>
        </draw:connector>
        <draw:custom-shape draw:style-name="gr9" draw:text-style-name="P12" xml:id="id2" draw:id="id2" draw:layer="layout" svg:width="3.302cm" svg:height="1.397cm" svg:x="1.738cm" svg:y="0.735cm">
          <text:p text:style-name="P11"><text:span text:style-name="T5">balena </text:span></text:p>
          <text:p text:style-name="P11"><text:span text:style-name="T3">PineJS 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896cm" svg:y1="3.91cm" svg:x2="3.389cm" svg:y2="2.132cm" draw:start-shape="id8" draw:start-glue-point="0" draw:end-shape="id2" draw:end-glue-point="2" svg:d="M4896 3910l-1507-1778" svg:viewBox="0 0 1508 1779">
          <text:p text:style-name="P9"><text:span text:style-name="T3"/></text:p>
        </draw:connector>
        <draw:custom-shape draw:style-name="gr11" draw:text-style-name="P5" xml:id="id9" draw:id="id9" draw:layer="layout" svg:width="2.159cm" svg:height="1.397cm" svg:x="3.281cm" svg:y="9.666cm">
          <text:p text:style-name="P4"><text:span text:style-name="T2">device-</text:span></text:p>
          <text:p text:style-name="P4"><text:span text:style-name="T2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4.36cm" svg:y1="11.063cm" svg:x2="4.36cm" svg:y2="13.035cm" draw:start-shape="id9" draw:start-glue-point="2" draw:end-shape="id5" draw:end-glue-point="0" svg:d="M4360 11063v1972" svg:viewBox="0 0 1 1973">
          <text:p/>
        </draw:connector>
        <draw:custom-shape draw:style-name="gr11" draw:text-style-name="P5" xml:id="id10" draw:id="id10" draw:layer="layout" svg:width="2.159cm" svg:height="1.397cm" svg:x="6.512cm" svg:y="8.763cm">
          <text:p text:style-name="P4"><text:span text:style-name="T2">device-</text:span></text:p>
          <text:p text:style-name="P4"><text:span text:style-name="T2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5.44cm" svg:y1="10.364cm" svg:x2="6.512cm" svg:y2="9.461cm" draw:start-shape="id9" draw:start-glue-point="1" draw:end-shape="id10" draw:end-glue-point="3" svg:d="M5440 10364l1072-903" svg:viewBox="0 0 1073 904">
          <text:p/>
        </draw:connector>
        <draw:custom-shape draw:style-name="gr12" draw:text-style-name="P5" xml:id="id11" draw:id="id11" draw:layer="layout" svg:width="3.556cm" svg:height="1.271cm" svg:x="7.397cm" svg:y="3.883cm">
          <text:p text:style-name="P4"><text:span text:style-name="T2">supervisor-api</text:span></text:p>
          <text:p text:style-name="P4"><text:span text:style-name="T6">&lt;&lt;server&gt;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2" draw:id="id12" draw:layer="layout" svg:width="3.302cm" svg:height="1.397cm" svg:x="7.524cm" svg:y="0.708cm">
          <text:p text:style-name="P11"><text:span text:style-name="T5">clien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9.175cm" svg:y1="3.883cm" svg:x2="9.175cm" svg:y2="2.105cm" draw:start-shape="id11" draw:start-glue-point="0" draw:end-shape="id12" draw:end-glue-point="2" svg:d="M9175 3883v-1778" svg:viewBox="0 0 1 1779">
          <text:p text:style-name="P9"><text:span text:style-name="T3"/></text:p>
        </draw:connector>
        <draw:connector draw:style-name="gr5" draw:text-style-name="P8" draw:layer="layout" draw:type="line" svg:x1="9.175cm" svg:y1="5.154cm" svg:x2="7.591cm" svg:y2="8.763cm" draw:start-shape="id11" draw:start-glue-point="2" draw:end-shape="id10" draw:end-glue-point="0" svg:d="M9175 5154l-1584 3609" svg:viewBox="0 0 1585 3610">
          <text:p/>
        </draw:connector>
        <draw:custom-shape draw:style-name="gr14" draw:text-style-name="P5" xml:id="id1" draw:id="id1" draw:layer="layout" svg:width="2.311cm" svg:height="1.016cm" svg:x="0.737cm" svg:y="3.934cm">
          <text:p text:style-name="P4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8" draw:id="id8" draw:layer="layout" svg:width="3.189cm" svg:height="2.694cm" svg:x="3.302cm" svg:y="3.91cm">
          <text:p text:style-name="P4"><text:span text:style-name="T2">api-binder</text:span></text:p>
          <text:p text:style-name="P4"><text:span text:style-name="T6">&lt;&lt;client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3" draw:id="id13" draw:layer="layout" svg:width="2.311cm" svg:height="1.016cm" svg:x="0.737cm" svg:y="5.234cm">
          <text:p text:style-name="P4"><text:span text:style-name="T2">logging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.892cm" svg:y1="5.234cm" svg:x2="1.892cm" svg:y2="4.95cm" draw:start-shape="id13" draw:start-glue-point="0" draw:end-shape="id1" draw:end-glue-point="2" svg:d="M1892 5234v-284" svg:viewBox="0 0 1 285">
          <text:p/>
        </draw:connector>
        <draw:custom-shape draw:style-name="gr16" draw:text-style-name="P5" xml:id="id14" draw:id="id14" draw:layer="layout" svg:width="2.921cm" svg:height="1.524cm" svg:x="8.65cm" svg:y="12.7cm">
          <text:p text:style-name="P4"><text:span text:style-name="T2">supervisor-</text:span></text:p>
          <text:p text:style-name="P4"><text:span text:style-name="T2">console</text:span></text:p>
          <text:p text:style-name="P4"><text:span text:style-name="T6">&lt;&lt;log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5" draw:id="id15" draw:layer="layout" svg:width="2.54cm" svg:height="1.397cm" svg:x="10.477cm" svg:y="15.921cm">
          <text:p text:style-name="P11"><text:span text:style-name="T5">balena</text:span></text:p>
          <text:p text:style-name="P11"><text:span text:style-name="T5">Engine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line" svg:x1="10.11cm" svg:y1="14.224cm" svg:x2="11.747cm" svg:y2="15.921cm" draw:start-shape="id14" draw:start-glue-point="2" draw:end-shape="id15" draw:end-glue-point="0" svg:d="M10110 14224l1637 1697" svg:viewBox="0 0 1638 1698">
          <text:p/>
        </draw:connector>
        <draw:frame draw:style-name="gr18" draw:text-style-name="P13" draw:layer="layout" svg:width="1.778cm" svg:height="0.762cm" svg:x="9.285cm" svg:y="14.224cm">
          <draw:text-box>
            <text:p><text:span text:style-name="T4">stdout</text:span></text:p>
          </draw:text-box>
        </draw:frame>
        <draw:custom-shape draw:style-name="gr19" draw:text-style-name="P15" xml:id="id16" draw:id="id16" draw:layer="layout" svg:width="1.397cm" svg:height="0.889cm" svg:x="4.953cm" svg:y="5.588cm">
          <text:p text:style-name="P14"><text:span text:style-name="T7">report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type="line" svg:x1="5.651cm" svg:y1="6.477cm" svg:x2="7.591cm" svg:y2="8.763cm" draw:start-shape="id16" draw:start-glue-point="2" draw:end-shape="id10" draw:end-glue-point="0" svg:d="M5651 6477l1940 2286" svg:viewBox="0 0 1941 2287">
          <text:p/>
        </draw:connector>
        <draw:custom-shape draw:style-name="gr21" draw:text-style-name="P15" xml:id="id17" draw:id="id17" draw:layer="layout" svg:width="1.167cm" svg:height="0.889cm" svg:x="3.483cm" svg:y="5.588cm">
          <text:p text:style-name="P14"><text:span text:style-name="T7">poll</text:span></text:p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type="line" svg:x1="7.591cm" svg:y1="8.763cm" svg:x2="4.066cm" svg:y2="6.477cm" draw:start-shape="id10" draw:start-glue-point="0" draw:end-shape="id17" draw:end-glue-point="2" svg:d="M7591 8763l-3525-2286" svg:viewBox="0 0 3526 2287">
          <text:p text:style-name="P9"/>
        </draw:connector>
        <draw:frame draw:style-name="gr23" draw:text-style-name="P16" draw:layer="layout" svg:width="2.318cm" svg:height="0.645cm" svg:x="3.359cm" svg:y="7.182cm">
          <draw:text-box>
            <text:p><text:span text:style-name="T8">applyTarget</text:span></text:p>
          </draw:text-box>
        </draw:frame>
        <draw:frame draw:style-name="gr23" draw:text-style-name="P16" draw:layer="layout" svg:width="2.454cm" svg:height="0.645cm" svg:x="8.859cm" svg:y="9.383cm">
          <draw:text-box>
            <text:p><text:span text:style-name="T8">executeStep</text:span></text:p>
          </draw:text-box>
        </draw:frame>
        <draw:custom-shape draw:style-name="gr24" draw:text-style-name="P5" xml:id="id20" draw:id="id20" draw:layer="layout" svg:width="4.193cm" svg:height="3.129cm" svg:x="11.382cm" svg:y="8.174cm">
          <text:p text:style-name="P4"><text:span text:style-name="T2">com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18" draw:id="id18" draw:layer="layout" svg:width="3.752cm" svg:height="0.787cm" svg:x="11.569cm" svg:y="9.038cm">
          <text:p text:style-name="P4"><text:span text:style-name="T2">application-mg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8" draw:layer="layout" draw:type="line" svg:x1="11.569cm" svg:y1="9.431cm" svg:x2="8.671cm" svg:y2="9.461cm" draw:start-shape="id18" draw:start-glue-point="3" draw:end-shape="id10" draw:end-glue-point="1" svg:d="M11569 9431l-2898 30" svg:viewBox="0 0 2899 31">
          <text:p/>
        </draw:connector>
        <draw:custom-shape draw:style-name="gr26" draw:text-style-name="P19" draw:layer="layout" svg:width="3.798cm" svg:height="1.138cm" svg:x="11.569cm" svg:y="10.038cm">
          <text:p text:style-name="P18"><text:span text:style-name="T9">image</text:span><text:span text:style-name="T9">s, </text:span><text:span text:style-name="T9">servic</text:span><text:span text:style-name="T9">es, </text:span></text:p>
          <text:p text:style-name="P18"><text:span text:style-name="T9">networ</text:span><text:span text:style-name="T9">ks, </text:span><text:span text:style-name="T9">volum</text:span><text:span text:style-name="T9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xml:id="id21" draw:id="id21" draw:layer="layout" svg:width="3.19cm" svg:height="1.778cm" svg:x="11.883cm" svg:y="12.6cm">
          <text:p text:style-name="P4"><text:span text:style-name="T2">docker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line" svg:x1="13.568cm" svg:y1="14.225cm" svg:x2="11.747cm" svg:y2="15.921cm" draw:start-shape="id19" draw:start-glue-point="2" draw:end-shape="id15" draw:end-glue-point="0" svg:d="M13568 14225l-1821 1696" svg:viewBox="0 0 1822 1697">
          <text:p/>
        </draw:connector>
        <draw:connector draw:style-name="gr2" draw:text-style-name="P8" draw:layer="layout" draw:type="line" svg:x1="13.478cm" svg:y1="11.303cm" svg:x2="13.478cm" svg:y2="12.6cm" draw:start-shape="id20" draw:start-glue-point="2" draw:end-shape="id21" draw:end-glue-point="0" svg:d="M13478 11303v1297" svg:viewBox="0 0 1 1298">
          <text:p/>
        </draw:connector>
        <draw:frame draw:style-name="gr28" draw:text-style-name="P13" draw:layer="layout" svg:width="2.817cm" svg:height="0.725cm" svg:x="12.485cm" svg:y="14.924cm">
          <draw:text-box>
            <text:p><text:span text:style-name="T4">docker.</text:span><text:span text:style-name="T4">sock</text:span></text:p>
          </draw:text-box>
        </draw:frame>
        <draw:custom-shape draw:style-name="gr29" draw:text-style-name="P19" xml:id="id19" draw:id="id19" draw:layer="layout" svg:width="2.398cm" svg:height="0.563cm" svg:x="12.369cm" svg:y="13.662cm">
          <text:p text:style-name="P18"><text:span text:style-name="T9">docker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2.571cm" svg:height="0.725cm" svg:x="2.032cm" svg:y="14.825cm">
          <draw:text-box>
            <text:p><text:span text:style-name="T4">config.j</text:span><text:span text:style-name="T4">son</text:span></text:p>
          </draw:text-box>
        </draw:frame>
        <draw:frame draw:style-name="gr28" draw:text-style-name="P13" draw:layer="layout" svg:width="1.65cm" svg:height="0.725cm" svg:x="4.133cm" svg:y="2.626cm">
          <draw:text-box>
            <text:p><text:span text:style-name="T4">HTTP</text:span></text:p>
          </draw:text-box>
        </draw:frame>
        <draw:frame draw:style-name="gr28" draw:text-style-name="P13" draw:layer="layout" svg:width="1.65cm" svg:height="0.725cm" svg:x="9.033cm" svg:y="2.627cm">
          <draw:text-box>
            <text:p><text:span text:style-name="T4">HTTP</text:span></text:p>
          </draw:text-box>
        </draw:frame>
        <draw:custom-shape draw:style-name="gr30" draw:text-style-name="P19" xml:id="id3" draw:id="id3" draw:layer="layout" svg:width="1.516cm" svg:height="0.563cm" svg:x="6.057cm" svg:y="13.562cm">
          <text:p text:style-name="P18"><text:span text:style-name="T9">kne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20:49.777100841</meta:creation-date>
    <dc:date>2024-07-31T17:20:32.740787347</dc:date>
    <meta:editing-duration>PT17H33M30S</meta:editing-duration>
    <meta:editing-cycles>34</meta:editing-cycles>
    <meta:generator>LibreOffice/24.2.5.2$Linux_X86_64 LibreOffice_project/420$Build-2</meta:generator>
    <meta:document-statistic meta:object-count="46"/>
  </office:meta>
</office:document-meta>
</file>